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39.1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28cm"/>
    </style:style>
    <style:style style:name="co5" style:family="table-column">
      <style:table-column-properties fo:break-before="auto" style:column-width="41.2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35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35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olucion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exto</text:p>
          </table:table-cell>
        </table:table-row>
        <table:table-row table:style-name="ro2">
          <table:table-cell office:value-type="string" calcext:value-type="string">
            <text:p>2015-FEAR-I-L2</text:p>
          </table:table-cell>
          <table:table-cell table:style-name="ce7" office:value-type="string" calcext:value-type="string">
            <text:p>FEAR I 2015 <text:s/>RESOL. 4280/28-10-2015 LINEA 2 CORRESPONDIENTE A <text:s/>ANTICIPO REINTEGRABLE <text:s/>EXTRAORDINARIO DE CARACTER FINANCIERO A <text:s/>AYTOS. DE LA PROV. <text:s/>ANUALIDAD 2025</text:p>
          </table:table-cell>
        </table:table-row>
        <table:table-row table:style-name="ro2">
          <table:table-cell office:value-type="string" calcext:value-type="string">
            <text:p>2015-FEAR-I-L3</text:p>
          </table:table-cell>
          <table:table-cell table:style-name="ce7" office:value-type="string" calcext:value-type="string">
            <text:p>FEAR I 2015 <text:s/>RESOL. 4280/28-10-2015 LINEA 3 CORRESPONDIENTE A <text:s/>ANTICIPO REINTEGRABLE <text:s/>EXTRAORDINARIO DE CARACTER FINANCIERO A <text:s/>AYTOS. DE LA PROV. <text:s/>ANUALIDAD 2025</text:p>
          </table:table-cell>
        </table:table-row>
        <table:table-row table:style-name="ro2">
          <table:table-cell office:value-type="string" calcext:value-type="string">
            <text:p>2015-FEAR-II-L2</text:p>
          </table:table-cell>
          <table:table-cell table:style-name="ce8" office:value-type="string" calcext:value-type="string">
            <text:p>FEAR II 2015 <text:s/>RESOL. 5438/30-12-2015 LINEA 2 CORRESPONDIENTE 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5-FEAR-II-L3</text:p>
          </table:table-cell>
          <table:table-cell table:style-name="ce8" office:value-type="string" calcext:value-type="string">
            <text:p>FEAR II 2015 <text:s/>RESOL. 5438/30-12-2015 LINEA 3 CORRESPONDIENTE A <text:s/>ANTICIPO REINTEGRABLE <text:s/>EXTRAORDINARIO DE CARACTER FINANCIERO A <text:s/>AYTOS. DE LA PROV. ANUALIDAD 2025</text:p>
          </table:table-cell>
        </table:table-row>
        <table:table-row table:style-name="ro1">
          <table:table-cell office:value-type="string" calcext:value-type="string">
            <text:p>2016-FEAR-I-L2</text:p>
          </table:table-cell>
          <table:table-cell office:value-type="string" calcext:value-type="string">
            <text:p>FEAR I 2016 <text:s/>RESOL. 4567/31-10-2016 LINEA 2 CORRESPONDIENTE A <text:s/>ANTICIPO REINTEGRABLE <text:s/>EXTRAORDINARIO DE CARACTER FINANCIERO A <text:s/>AYTOS. DE LA PROV. ANUALIDAD 2025</text:p>
          </table:table-cell>
        </table:table-row>
        <table:table-row table:style-name="ro1">
          <table:table-cell office:value-type="string" calcext:value-type="string">
            <text:p>2016-FEAR-I-L3</text:p>
          </table:table-cell>
          <table:table-cell office:value-type="string" calcext:value-type="string">
            <text:p>FEAR I 2016 <text:s/>RESOL. 4567/31-10-2016 LINEA 3.1 CORRESPONDIENTE A <text:s/>ANTICIPO REINTEGRABLE <text:s/>EXTRAORDINARIO DE CARACTER FINANCIERO A <text:s/>AYTOS. DE LA PROV. ANUALIDAD 2025</text:p>
          </table:table-cell>
        </table:table-row>
        <table:table-row table:style-name="ro1">
          <table:table-cell office:value-type="string" calcext:value-type="string">
            <text:p>2016-FEAR-I-L3.2.1</text:p>
          </table:table-cell>
          <table:table-cell office:value-type="string" calcext:value-type="string">
            <text:p>FEAR I 2016 <text:s/>RESOL. 4567/31-10-2016 LINEA 3.2 CORRESPONDIENTE A <text:s/>ANTICIPO REINTEGRABLE <text:s/>EXTRAORDINARIO DE CARACTER FINANCIERO A <text:s/>AYTOS. DE LA PROV. ANUALIDAD 2025</text:p>
          </table:table-cell>
        </table:table-row>
        <table:table-row table:style-name="ro1">
          <table:table-cell office:value-type="string" calcext:value-type="string">
            <text:p>2016-FEAR-II-L2</text:p>
          </table:table-cell>
          <table:table-cell office:value-type="string" calcext:value-type="string">
            <text:p>FEAR II 2016 <text:s/>RESOL. 5892/28-12-2016 LINEA <text:s/>2 <text:s/>CORRESPONDIENTE A <text:s/>ANTICIPO REINTEGRABLE <text:s/>EXTRAORDINARIO DE CARACTER FINANCIERO A <text:s/>AYTOS. DE LA PROV. ANUALIDAD 2025</text:p>
          </table:table-cell>
        </table:table-row>
        <table:table-row table:style-name="ro1">
          <table:table-cell office:value-type="string" calcext:value-type="string">
            <text:p>2016-FEAR-II-L3.1</text:p>
          </table:table-cell>
          <table:table-cell office:value-type="string" calcext:value-type="string">
            <text:p>FEAR II 2016 <text:s/>RESOL. 5892/28-12-2016 LINEA <text:s/>3,1 <text:s/>CORRESPONDIENTE A <text:s/>ANTICIPO REINTEGRABLE <text:s/>EXTRAORDINARIO DE CARACTER FINANCIERO A <text:s/>AYTOS. DE LA PROV. ANUALIDAD 2025</text:p>
          </table:table-cell>
        </table:table-row>
        <table:table-row table:style-name="ro1">
          <table:table-cell office:value-type="string" calcext:value-type="string">
            <text:p>2017-FEAR-I-L2</text:p>
          </table:table-cell>
          <table:table-cell office:value-type="string" calcext:value-type="string">
            <text:p>FEAR I 2017 RESOL. 5787/9-11-2017 (SUBS. ERRORES RESOL. 5810/17 Y RESOL. 6591/17) <text:s/>LINEA 2 CORRESP.A <text:s/>ANTICIPO REINTEGRABLE <text:s/>EXTRAORDINARIO DE CARACTER FINANCIERO A <text:s/>AYTOS. DE LA PROV. ANUALIDAD 2025</text:p>
          </table:table-cell>
        </table:table-row>
        <table:table-row table:style-name="ro1">
          <table:table-cell office:value-type="string" calcext:value-type="string">
            <text:p>2017-FEAR-I-L3</text:p>
          </table:table-cell>
          <table:table-cell office:value-type="string" calcext:value-type="string">
            <text:p>FEAR I 2017 RESOL. 5787/9-11-2017 (SUBS. ERRORES RESOL. 5810/17 Y RESOL. 6591/17) <text:s/>LINEA 3 CORRESP.A <text:s/>ANTICIPO REINTEGRABLE <text:s/>EXTRAORDINARIO DE CARACTER FINANCIERO A <text:s/>AYTOS. DE LA PROV. ANUALIDAD 2025</text:p>
          </table:table-cell>
        </table:table-row>
        <table:table-row table:style-name="ro1">
          <table:table-cell office:value-type="string" calcext:value-type="string">
            <text:p>2017-FEAR-I-L6,2</text:p>
          </table:table-cell>
          <table:table-cell office:value-type="string" calcext:value-type="string">
            <text:p>FEAR I 2017 RESOL. 5787/9-11-2017 (SUBS. ERRORES RESOL. 5810/17 Y RESOL. 6591/17) <text:s/>LINEA 6 CORRESP.A <text:s/>ANTICIPO REINTEGRABLE <text:s/>EXTRAORDINARIO DE CARACTER FINANCIERO A <text:s/>AYTOS. DE LA PROV. ANUALIDAD 20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2015-FEAR-I-L2</text:p>
          </table:table-cell>
          <table:table-cell/>
        </table:table-row>
        <table:table-row table:style-name="ro1">
          <table:table-cell office:value-type="string" calcext:value-type="string">
            <text:p>2015-FEAR-I-L3</text:p>
          </table:table-cell>
          <table:table-cell/>
        </table:table-row>
        <table:table-row table:style-name="ro1">
          <table:table-cell office:value-type="string" calcext:value-type="string">
            <text:p>2015-FEAR-II-L2</text:p>
          </table:table-cell>
          <table:table-cell/>
        </table:table-row>
        <table:table-row table:style-name="ro1">
          <table:table-cell office:value-type="string" calcext:value-type="string">
            <text:p>2015-FEAR-II-L3</text:p>
          </table:table-cell>
          <table:table-cell/>
        </table:table-row>
        <table:table-row table:style-name="ro1">
          <table:table-cell office:value-type="string" calcext:value-type="string">
            <text:p>2016-FEAR-I-L2</text:p>
          </table:table-cell>
          <table:table-cell/>
        </table:table-row>
        <table:table-row table:style-name="ro1">
          <table:table-cell office:value-type="string" calcext:value-type="string">
            <text:p>2016-FEAR-I-L3</text:p>
          </table:table-cell>
          <table:table-cell/>
        </table:table-row>
        <table:table-row table:style-name="ro1">
          <table:table-cell office:value-type="string" calcext:value-type="string">
            <text:p>2016-FEAR-II-L2</text:p>
          </table:table-cell>
          <table:table-cell/>
        </table:table-row>
        <table:table-row table:style-name="ro1">
          <table:table-cell office:value-type="string" calcext:value-type="string">
            <text:p>2016-FEAR-II-L3</text:p>
          </table:table-cell>
          <table:table-cell/>
        </table:table-row>
        <table:table-row table:style-name="ro1">
          <table:table-cell office:value-type="string" calcext:value-type="string">
            <text:p>2017-FEAR-I-L2</text:p>
          </table:table-cell>
          <table:table-cell/>
        </table:table-row>
        <table:table-row table:style-name="ro1">
          <table:table-cell office:value-type="string" calcext:value-type="string">
            <text:p>2017-FEAR-I-L3</text:p>
          </table:table-cell>
          <table:table-cell/>
        </table:table-row>
        <table:table-row table:style-name="ro1">
          <table:table-cell office:value-type="string" calcext:value-type="string">
            <text:p>2017-FEAR-I-L3</text:p>
          </table:table-cell>
          <table:table-cell/>
        </table:table-row>
        <table:table-row table:style-name="ro1">
          <table:table-cell office:value-type="string" calcext:value-type="string">
            <text:p>2017-FEAR-I-L6,2</text:p>
          </table:table-cell>
          <table:table-cell/>
        </table:table-row>
        <table:table-row table:style-name="ro1">
          <table:table-cell office:value-type="string" calcext:value-type="string">
            <text:p>2017-FEAR-I-L6.2</text:p>
          </table:table-cell>
          <table:table-cell/>
        </table:table-row>
        <table:table-row table:style-name="ro2">
          <table:table-cell office:value-type="string" calcext:value-type="string">
            <text:p>2017-FEAR- I-L6.2</text:p>
          </table:table-cell>
          <table:table-cell table:style-name="ce7"/>
        </table:table-row>
        <table:table-row table:style-name="ro1">
          <table:table-cell office:value-type="string" calcext:value-type="string">
            <text:p>2017-FEAR-II-L2</text:p>
          </table:table-cell>
          <table:table-cell/>
        </table:table-row>
        <table:table-row table:style-name="ro1">
          <table:table-cell office:value-type="string" calcext:value-type="string">
            <text:p>2017-FEAR-II-L3</text:p>
          </table:table-cell>
          <table:table-cell/>
        </table:table-row>
        <table:table-row table:style-name="ro1">
          <table:table-cell office:value-type="string" calcext:value-type="string">
            <text:p>2017-FEAR-II-L6</text:p>
          </table:table-cell>
          <table:table-cell/>
        </table:table-row>
        <table:table-row table:style-name="ro1">
          <table:table-cell office:value-type="string" calcext:value-type="string">
            <text:p>2018-FEAR-I-L2</text:p>
          </table:table-cell>
          <table:table-cell/>
        </table:table-row>
        <table:table-row table:style-name="ro1">
          <table:table-cell office:value-type="string" calcext:value-type="string">
            <text:p>2018-FEAR-I-L2.1</text:p>
          </table:table-cell>
          <table:table-cell/>
        </table:table-row>
        <table:table-row table:style-name="ro1">
          <table:table-cell office:value-type="string" calcext:value-type="string">
            <text:p>2018-FEAR-I-L3</text:p>
          </table:table-cell>
          <table:table-cell/>
        </table:table-row>
        <table:table-row table:style-name="ro1">
          <table:table-cell office:value-type="string" calcext:value-type="string">
            <text:p>2018-FEAR-I-L3.2</text:p>
          </table:table-cell>
          <table:table-cell/>
        </table:table-row>
        <table:table-row table:style-name="ro1">
          <table:table-cell office:value-type="string" calcext:value-type="string">
            <text:p>2018-FEAR-I-L4</text:p>
          </table:table-cell>
          <table:table-cell/>
        </table:table-row>
        <table:table-row table:style-name="ro1">
          <table:table-cell office:value-type="string" calcext:value-type="string">
            <text:p>2018-FEAR-II-L2</text:p>
          </table:table-cell>
          <table:table-cell/>
        </table:table-row>
        <table:table-row table:style-name="ro1">
          <table:table-cell office:value-type="string" calcext:value-type="string">
            <text:p>2018-FEAR-II-L2.1</text:p>
          </table:table-cell>
          <table:table-cell/>
        </table:table-row>
        <table:table-row table:style-name="ro1">
          <table:table-cell office:value-type="string" calcext:value-type="string">
            <text:p>2018-FEAR-II-L2.2</text:p>
          </table:table-cell>
          <table:table-cell/>
        </table:table-row>
        <table:table-row table:style-name="ro1">
          <table:table-cell office:value-type="string" calcext:value-type="string">
            <text:p>2018-FEAR-II-L3</text:p>
          </table:table-cell>
          <table:table-cell/>
        </table:table-row>
        <table:table-row table:style-name="ro1">
          <table:table-cell office:value-type="string" calcext:value-type="string">
            <text:p>2019-FEAR-I-L1.1</text:p>
          </table:table-cell>
          <table:table-cell/>
        </table:table-row>
        <table:table-row table:style-name="ro1">
          <table:table-cell office:value-type="string" calcext:value-type="string">
            <text:p>2019-FEAR-I-L2</text:p>
          </table:table-cell>
          <table:table-cell/>
        </table:table-row>
        <table:table-row table:style-name="ro1">
          <table:table-cell office:value-type="string" calcext:value-type="string">
            <text:p>2019-FEAR-I-L3.2</text:p>
          </table:table-cell>
          <table:table-cell/>
        </table:table-row>
        <table:table-row table:style-name="ro1">
          <table:table-cell office:value-type="string" calcext:value-type="string">
            <text:p>2019-FEAR-II-L2</text:p>
          </table:table-cell>
          <table:table-cell/>
        </table:table-row>
        <table:table-row table:style-name="ro1">
          <table:table-cell office:value-type="string" calcext:value-type="string">
            <text:p>2019-FEAR-II-L2.1</text:p>
          </table:table-cell>
          <table:table-cell/>
        </table:table-row>
        <table:table-row table:style-name="ro1">
          <table:table-cell office:value-type="string" calcext:value-type="string">
            <text:p>2019-FEAR-II-L2.2</text:p>
          </table:table-cell>
          <table:table-cell/>
        </table:table-row>
        <table:table-row table:style-name="ro1">
          <table:table-cell office:value-type="string" calcext:value-type="string">
            <text:p>2019-FEAR-II-L2.3</text:p>
          </table:table-cell>
          <table:table-cell/>
        </table:table-row>
        <table:table-row table:style-name="ro1">
          <table:table-cell office:value-type="string" calcext:value-type="string">
            <text:p>2019-FEAR-II-L3.1</text:p>
          </table:table-cell>
          <table:table-cell/>
        </table:table-row>
        <table:table-row table:style-name="ro1">
          <table:table-cell office:value-type="string" calcext:value-type="string">
            <text:p>2020-FEAR-II-L1</text:p>
          </table:table-cell>
          <table:table-cell/>
        </table:table-row>
        <table:table-row table:style-name="ro1">
          <table:table-cell office:value-type="string" calcext:value-type="string">
            <text:p>2020-FEAR-II-L1.1</text:p>
          </table:table-cell>
          <table:table-cell/>
        </table:table-row>
        <table:table-row table:style-name="ro1">
          <table:table-cell office:value-type="string" calcext:value-type="string">
            <text:p>2020-FEAR-II-L1.2</text:p>
          </table:table-cell>
          <table:table-cell/>
        </table:table-row>
        <table:table-row table:style-name="ro1">
          <table:table-cell office:value-type="string" calcext:value-type="string">
            <text:p>2020-FEAR-II-L1.4</text:p>
          </table:table-cell>
          <table:table-cell/>
        </table:table-row>
        <table:table-row table:style-name="ro1">
          <table:table-cell office:value-type="string" calcext:value-type="string">
            <text:p>2020-FEAR-II-L2</text:p>
          </table:table-cell>
          <table:table-cell/>
        </table:table-row>
        <table:table-row table:style-name="ro1">
          <table:table-cell office:value-type="string" calcext:value-type="string">
            <text:p>2020-FEAR-IV-L1</text:p>
          </table:table-cell>
          <table:table-cell/>
        </table:table-row>
        <table:table-row table:style-name="ro1">
          <table:table-cell office:value-type="string" calcext:value-type="string">
            <text:p>2021-FEAR-I-L1</text:p>
          </table:table-cell>
          <table:table-cell/>
        </table:table-row>
        <table:table-row table:style-name="ro1">
          <table:table-cell office:value-type="string" calcext:value-type="string">
            <text:p>2021-FEAR-II-L1</text:p>
          </table:table-cell>
          <table:table-cell/>
        </table:table-row>
        <table:table-row table:style-name="ro1">
          <table:table-cell office:value-type="string" calcext:value-type="string">
            <text:p>2021-FEAR-II-L2</text:p>
          </table:table-cell>
          <table:table-cell/>
        </table:table-row>
        <table:table-row table:style-name="ro1">
          <table:table-cell office:value-type="string" calcext:value-type="string">
            <text:p>2021-FEAR-II-L4</text:p>
          </table:table-cell>
          <table:table-cell/>
        </table:table-row>
        <table:table-row table:style-name="ro1">
          <table:table-cell office:value-type="string" calcext:value-type="string">
            <text:p>2021-FEAR-III-L1</text:p>
          </table:table-cell>
          <table:table-cell/>
        </table:table-row>
        <table:table-row table:style-name="ro1">
          <table:table-cell office:value-type="string" calcext:value-type="string">
            <text:p>2021-FEAR-IV-L1</text:p>
          </table:table-cell>
          <table:table-cell/>
        </table:table-row>
        <table:table-row table:style-name="ro1">
          <table:table-cell office:value-type="string" calcext:value-type="string">
            <text:p>2021-FEAR-IV-L2.2</text:p>
          </table:table-cell>
          <table:table-cell/>
        </table:table-row>
        <table:table-row table:style-name="ro1">
          <table:table-cell office:value-type="string" calcext:value-type="string">
            <text:p>2021-FEAR-IV-L2.3</text:p>
          </table:table-cell>
          <table:table-cell/>
        </table:table-row>
        <table:table-row table:style-name="ro1">
          <table:table-cell office:value-type="string" calcext:value-type="string">
            <text:p>2021-FEAR-VI-L1</text:p>
          </table:table-cell>
          <table:table-cell/>
        </table:table-row>
        <table:table-row table:style-name="ro1">
          <table:table-cell office:value-type="string" calcext:value-type="string">
            <text:p>2021-FEAR-VII-L1</text:p>
          </table:table-cell>
          <table:table-cell/>
        </table:table-row>
        <table:table-row table:style-name="ro1">
          <table:table-cell office:value-type="string" calcext:value-type="string">
            <text:p>2021-FEAR-VII-L4</text:p>
          </table:table-cell>
          <table:table-cell/>
        </table:table-row>
        <table:table-row table:style-name="ro1">
          <table:table-cell office:value-type="string" calcext:value-type="string">
            <text:p>2022-FEAR-I-L1</text:p>
          </table:table-cell>
          <table:table-cell/>
        </table:table-row>
        <table:table-row table:style-name="ro1">
          <table:table-cell office:value-type="string" calcext:value-type="string">
            <text:p>2022-FEAR-II-L1</text:p>
          </table:table-cell>
          <table:table-cell/>
        </table:table-row>
        <table:table-row table:style-name="ro1">
          <table:table-cell office:value-type="string" calcext:value-type="string">
            <text:p>2022-FEAR-III-L1</text:p>
          </table:table-cell>
          <table:table-cell/>
        </table:table-row>
        <table:table-row table:style-name="ro1">
          <table:table-cell office:value-type="string" calcext:value-type="string">
            <text:p>2022-FEAR-IV-L1</text:p>
          </table:table-cell>
          <table:table-cell/>
        </table:table-row>
        <table:table-row table:style-name="ro1">
          <table:table-cell office:value-type="string" calcext:value-type="string">
            <text:p>2022-FEAR-V-L1</text:p>
          </table:table-cell>
          <table:table-cell/>
        </table:table-row>
        <table:table-row table:style-name="ro1">
          <table:table-cell office:value-type="string" calcext:value-type="string">
            <text:p>2022-FEAR-VI-L1</text:p>
          </table:table-cell>
          <table:table-cell/>
        </table:table-row>
        <table:table-row table:style-name="ro1">
          <table:table-cell office:value-type="string" calcext:value-type="string">
            <text:p>2023-FEAR-DPS VI-L1</text:p>
          </table:table-cell>
          <table:table-cell/>
        </table:table-row>
        <table:table-row table:style-name="ro1">
          <table:table-cell office:value-type="string" calcext:value-type="string">
            <text:p>2023-FEAR-DPSI-L1</text:p>
          </table:table-cell>
          <table:table-cell/>
        </table:table-row>
        <table:table-row table:style-name="ro1">
          <table:table-cell office:value-type="string" calcext:value-type="string">
            <text:p>2023-FEAR-DPSII-L1</text:p>
          </table:table-cell>
          <table:table-cell/>
        </table:table-row>
        <table:table-row table:style-name="ro1">
          <table:table-cell office:value-type="string" calcext:value-type="string">
            <text:p>2023-FEAR-DPSIII-L1</text:p>
          </table:table-cell>
          <table:table-cell/>
        </table:table-row>
        <table:table-row table:style-name="ro1">
          <table:table-cell office:value-type="string" calcext:value-type="string">
            <text:p>2023-FEAR-DPSIV-L1</text:p>
          </table:table-cell>
          <table:table-cell/>
        </table:table-row>
        <table:table-row table:style-name="ro1">
          <table:table-cell office:value-type="string" calcext:value-type="string">
            <text:p>2024-FEAR-DPSI-L1</text:p>
          </table:table-cell>
          <table:table-cell/>
        </table:table-row>
        <table:table-row table:style-name="ro1">
          <table:table-cell office:value-type="string" calcext:value-type="string">
            <text:p>2024-FEAR-DPSII-L1</text:p>
          </table:table-cell>
          <table:table-cell/>
        </table:table-row>
        <table:table-row table:style-name="ro1">
          <table:table-cell office:value-type="string" calcext:value-type="string">
            <text:p>2024-FEAR-DPSII-L2</text:p>
          </table:table-cell>
          <table:table-cell/>
        </table:table-row>
        <table:table-row table:style-name="ro1">
          <table:table-cell office:value-type="string" calcext:value-type="string">
            <text:p>2024-FEAR-DPSIII-L1</text:p>
          </table:table-cell>
          <table:table-cell/>
        </table:table-row>
        <table:table-row table:style-name="ro1">
          <table:table-cell office:value-type="string" calcext:value-type="string">
            <text:p>2024-FEAR-DPSIII-L1.1</text:p>
          </table:table-cell>
          <table:table-cell/>
        </table:table-row>
        <table:table-row table:style-name="ro1">
          <table:table-cell office:value-type="string" calcext:value-type="string">
            <text:p>2024-FEAR-DPSIII-L1.2</text:p>
          </table:table-cell>
          <table:table-cell/>
        </table:table-row>
        <table:table-row table:style-name="ro1">
          <table:table-cell office:value-type="string" calcext:value-type="string">
            <text:p>2024-FEAR-DPSIII-L2</text:p>
          </table:table-cell>
          <table:table-cell/>
        </table:table-row>
        <table:table-row table:style-name="ro1">
          <table:table-cell office:value-type="string" calcext:value-type="string">
            <text:p>2024-FEAR-DPSIV-L1</text:p>
          </table:table-cell>
          <table:table-cell/>
        </table:table-row>
        <table:table-row table:style-name="ro1">
          <table:table-cell office:value-type="string" calcext:value-type="string">
            <text:p>2024-FEAR-DPSIV-L1.1</text:p>
          </table:table-cell>
          <table:table-cell/>
        </table:table-row>
        <table:table-row table:style-name="ro1">
          <table:table-cell office:value-type="string" calcext:value-type="string">
            <text:p>2024-FEAR-DPSIV-L1.2</text:p>
          </table:table-cell>
          <table:table-cell/>
        </table:table-row>
        <table:table-row table:style-name="ro1">
          <table:table-cell office:value-type="string" calcext:value-type="string">
            <text:p>2024-FEAR-DPSIV-L1.3</text:p>
          </table:table-cell>
          <table:table-cell/>
        </table:table-row>
        <table:table-row table:style-name="ro1">
          <table:table-cell office:value-type="string" calcext:value-type="string">
            <text:p>2024-FEAR-DPSIV-L2</text:p>
          </table:table-cell>
          <table:table-cell/>
        </table:table-row>
        <table:table-row table:style-name="ro1">
          <table:table-cell office:value-type="string" calcext:value-type="string">
            <text:p>2024-FEAR-DPSV-L1</text:p>
          </table:table-cell>
          <table:table-cell/>
        </table:table-row>
        <table:table-row table:style-name="ro1">
          <table:table-cell office:value-type="string" calcext:value-type="string">
            <text:p>2024-FEAR-DPSVII-L1</text:p>
          </table:table-cell>
          <table:table-cell/>
        </table:table-row>
        <table:table-row table:style-name="ro1">
          <table:table-cell office:value-type="string" calcext:value-type="string">
            <text:p>2024-FEAR-DPSVII-L1.2</text:p>
          </table:table-cell>
          <table:table-cell/>
        </table:table-row>
        <table:table-row table:style-name="ro1">
          <table:table-cell office:value-type="string" calcext:value-type="string">
            <text:p>2024-FEAR-DPSVII-L2</text:p>
          </table:table-cell>
          <table:table-cell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ce7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texto</text:p>
          </table:table-cell>
        </table:table-row>
        <table:table-row table:style-name="ro2">
          <table:table-cell office:value-type="string" calcext:value-type="string">
            <text:p>2015-FEAR-I-L2</text:p>
          </table:table-cell>
          <table:table-cell office:value-type="string" calcext:value-type="string">
            <text:p>FEAR I 2015 <text:s/>RESOL. 4280/28-10-2015 LINEA 2 CORRESPONDIENTE A <text:s/>ANTICIPO REINTEGRABLE <text:s/>EXTRAORDINARIO DE CARACTER FINANCIERO A <text:s/>AYTOS. DE LA PROV. <text:s/>ANUALIDAD 2025</text:p>
          </table:table-cell>
        </table:table-row>
        <table:table-row table:style-name="ro2">
          <table:table-cell office:value-type="string" calcext:value-type="string">
            <text:p>2015-FEAR-I-L3</text:p>
          </table:table-cell>
          <table:table-cell office:value-type="string" calcext:value-type="string">
            <text:p>FEAR I 2015 <text:s/>RESOL. 4280/28-10-2015 LINEA 3 CORRESPONDIENTE A <text:s/>ANTICIPO REINTEGRABLE <text:s/>EXTRAORDINARIO DE CARACTER FINANCIERO A <text:s/>AYTOS. DE LA PROV. <text:s/>ANUALIDAD 2025</text:p>
          </table:table-cell>
        </table:table-row>
        <table:table-row table:style-name="ro2">
          <table:table-cell office:value-type="string" calcext:value-type="string">
            <text:p>2015-FEAR-II-L2</text:p>
          </table:table-cell>
          <table:table-cell table:style-name="ce8" office:value-type="string" calcext:value-type="string">
            <text:p>FEAR II 2015 <text:s/>RESOL. 5438/30-12-2015 LINEA 2 CORRESPONDIENTE 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5-FEAR-II-L3</text:p>
          </table:table-cell>
          <table:table-cell table:style-name="ce8" office:value-type="string" calcext:value-type="string">
            <text:p>FEAR II 2015 <text:s/>RESOL. 5438/30-12-2015 LINEA 3 CORRESPONDIENTE 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6-FEAR-I-L2</text:p>
          </table:table-cell>
          <table:table-cell office:value-type="string" calcext:value-type="string">
            <text:p>FEAR I 2016 <text:s/>RESOL. 4567/31-10-2016 LINEA 2 CORRESPONDIENTE 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6-FEAR-I-L3</text:p>
          </table:table-cell>
          <table:table-cell table:style-name="ce8" office:value-type="string" calcext:value-type="string">
            <text:p>FEAR I 2016 <text:s/>RESOL. 4567/31-10-2016 LINEA 3.1 CORRESPONDIENTE 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6-FEAR-II-L2</text:p>
          </table:table-cell>
          <table:table-cell table:style-name="ce8" office:value-type="string" calcext:value-type="string">
            <text:p>FEAR II 2016 <text:s/>RESOL. 5892/28-12-2016 LINEA <text:s/>2 <text:s/>CORRESPONDIENTE 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6-FEAR-II-L3</text:p>
          </table:table-cell>
          <table:table-cell table:style-name="ce8" office:value-type="string" calcext:value-type="string">
            <text:p>FEAR II 2016 <text:s/>RESOL. 5892/28-12-2016 LINEA <text:s/>3,1 <text:s/>CORRESPONDIENTE 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7-FEAR-I-L2</text:p>
          </table:table-cell>
          <table:table-cell office:value-type="string" calcext:value-type="string">
            <text:p>FEAR I 2017 RESOL. 5787/9-11-2017 (SUBS. ERRORES RESOL. 5810/17 Y RESOL. 6591/17) <text:s/>LINEA 2 CORRESP.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7-FEAR-I-L3</text:p>
          </table:table-cell>
          <table:table-cell office:value-type="string" calcext:value-type="string">
            <text:p>FEAR I 2017 RESOL. 5787/9-11-2017 (SUBS. ERRORES RESOL. 5810/17 Y RESOL. 6591/17) <text:s/>LINEA 3 CORRESP.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7-FEAR-I-L6,2</text:p>
          </table:table-cell>
          <table:table-cell office:value-type="string" calcext:value-type="string">
            <text:p>FEAR I 2017 RESOL. 5787/9-11-2017 (SUBS. ERRORES RESOL. 5810/17 Y RESOL. 6591/17) <text:s/>LINEA 6 CORRESP.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7-FEAR-II-L2</text:p>
          </table:table-cell>
          <table:table-cell office:value-type="string" calcext:value-type="string">
            <text:p>FEAR II 2017 RESOL. 7001/26-12-2017 (MODIF. RESOL. 7068/29-12-17) <text:s/>LINEA <text:s/>2 <text:s/>CORRESP. 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7-FEAR-II-L3</text:p>
          </table:table-cell>
          <table:table-cell office:value-type="string" calcext:value-type="string">
            <text:p>FEAR II 2017 RESOL. 7001/26-12-2017 (MODIF. RESOL. 7068/29-12-17) <text:s/>LINEA <text:s/>3 <text:s/>CORRESP. 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7-FEAR-II-L6</text:p>
          </table:table-cell>
          <table:table-cell office:value-type="string" calcext:value-type="string">
            <text:p>FEAR II 2017 RESOL. 7001/26-12-2017 (MODIF. RESOL. 7068/29-12-17) <text:s/>LINEA <text:s/>6 <text:s/>CORRESP. A <text:s/>ANTICIPO REINTEGRABLE <text:s/>EXTRAORDINARIO DE CARACTER FINANCIERO A <text:s/>AYTOS. DE LA PROV. ANUALIDAD 2025</text:p>
          </table:table-cell>
        </table:table-row>
        <table:table-row table:style-name="ro2">
          <table:table-cell office:value-type="string" calcext:value-type="string">
            <text:p>2018-FEAR-I-L2</text:p>
          </table:table-cell>
          <table:table-cell office:value-type="string" calcext:value-type="string">
            <text:p>FEAR I 2018 RESOL. 5603/7-11-2018 <text:s/>LINEA <text:s/>2 <text:s/>CORRESPONDIENTE <text:s/>A <text:s/>ANTICIPO REINTEGRABLE <text:s/>EXTRAORDINARIO DE CARACTER <text:s/>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8-FEAR-I-L2.1</text:p>
          </table:table-cell>
          <table:table-cell office:value-type="string" calcext:value-type="string">
            <text:p>FEAR I 2018 RESOL. 5603/7-11-2018 <text:s/>LINEA <text:s/>2 <text:s/>CORRESPONDIENTE <text:s/>A <text:s/>ANTICIPO REINTEGRABLE <text:s/>EXTRAORDINARIO DE CARACTER <text:s/>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8-FEAR-I-L3</text:p>
          </table:table-cell>
          <table:table-cell office:value-type="string" calcext:value-type="string">
            <text:p>FEAR I 2018 RESOL. 5603/7-11-2018 <text:s/>LINEA <text:s/>3 <text:s/>CORRESPONDIENTE <text:s/>A <text:s/>ANTICIPO REINTEGRABLE <text:s/>EXTRAORDINARIO DE CARACTER <text:s/>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8-FEAR-I-L3.2</text:p>
          </table:table-cell>
          <table:table-cell office:value-type="string" calcext:value-type="string">
            <text:p>FEAR I 2018 RESOL. 5603/7-11-2018 <text:s/>LINEA <text:s/>3 <text:s/>CORRESPONDIENTE <text:s/>A <text:s/>ANTICIPO REINTEGRABLE <text:s/>EXTRAORDINARIO DE CARACTER <text:s/>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8-FEAR-I-L4</text:p>
          </table:table-cell>
          <table:table-cell office:value-type="string" calcext:value-type="string">
            <text:p>FEAR I 2018 RESOL. 5603/7-11-2018 <text:s/>LINEA 4 <text:s/>CORRESPONDIENTE <text:s/>A <text:s/>ANTICIPO REINTEGRABLE <text:s/>EXTRAORDINARIO DE CARACTER <text:s/>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8-FEAR-II-L2</text:p>
          </table:table-cell>
          <table:table-cell office:value-type="string" calcext:value-type="string">
            <text:p>FEAR II 2018 RESOL. 6955/27-12-2018 <text:s/>LINEA <text:s/>2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8-FEAR-II-L2.1</text:p>
          </table:table-cell>
          <table:table-cell office:value-type="string" calcext:value-type="string">
            <text:p>FEAR II 2018 RESOL. 6955/27-12-2018 <text:s/>LINEA <text:s/>2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8-FEAR-II-L2.2</text:p>
          </table:table-cell>
          <table:table-cell office:value-type="string" calcext:value-type="string">
            <text:p>FEAR II 2018 RESOL. 6955/27-12-2018 <text:s/>LINEA <text:s/>2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8-FEAR-II-L3</text:p>
          </table:table-cell>
          <table:table-cell office:value-type="string" calcext:value-type="string">
            <text:p>FEAR II 2018 RESOL. 6955/27-12-2018 <text:s/>LINEA <text:s/>3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9-FEAR-I-L1.1</text:p>
          </table:table-cell>
          <table:table-cell office:value-type="string" calcext:value-type="string">
            <text:p>FEAR I 2019 RESOL. 2659/4-6-2019 <text:s/>LINEA <text:s/>1,1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9-FEAR-I-L2</text:p>
          </table:table-cell>
          <table:table-cell office:value-type="string" calcext:value-type="string">
            <text:p>FEAR I 2019 RESOL. 2659/4-6-2019 <text:s/>LINEA <text:s/>2,1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9-FEAR-I-L3.2</text:p>
          </table:table-cell>
          <table:table-cell office:value-type="string" calcext:value-type="string">
            <text:p>FEAR I 2019 RESOL. 2659/4-6-2019 <text:s/>LINEA <text:s/>3,2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9-FEAR-II-L2</text:p>
          </table:table-cell>
          <table:table-cell office:value-type="string" calcext:value-type="string">
            <text:p>FEAR II 2019 RESOL. 6350/4-12-2019 (MODIF. RESOL. 7043/19) <text:s/>LINEA <text:s/>2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9-FEAR-II-L2.1</text:p>
          </table:table-cell>
          <table:table-cell office:value-type="string" calcext:value-type="string">
            <text:p>FEAR II 2019 RESOL. 6350/4-12-2019 (MODIF. RESOL. 7043/19) <text:s/>LINEA <text:s/>2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9-FEAR-II-L2.2</text:p>
          </table:table-cell>
          <table:table-cell office:value-type="string" calcext:value-type="string">
            <text:p>FEAR II 2019 RESOL. 6350/4-12-2019 (MODIF. RESOL. 7043/19) <text:s/>LINEA <text:s/>2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9-FEAR-II-L2.3</text:p>
          </table:table-cell>
          <table:table-cell office:value-type="string" calcext:value-type="string">
            <text:p>FEAR II 2019 RESOL. 6350/4-12-2019 (MODIF. RESOL. 7043/19) <text:s/>LINEA <text:s/>2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19-FEAR-II-L3.1</text:p>
          </table:table-cell>
          <table:table-cell office:value-type="string" calcext:value-type="string">
            <text:p>FEAR II 2019 RESOL. 6350. 4-12-2019 <text:s/>LINEA <text:s/>3,1..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20-FEAR-II-L1</text:p>
          </table:table-cell>
          <table:table-cell office:value-type="string" calcext:value-type="string">
            <text:p>FEAR II 2020 RESOL. 4159/29-8-2020 <text:s/>LINEA <text:s/>1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20-FEAR-II-L1.1</text:p>
          </table:table-cell>
          <table:table-cell office:value-type="string" calcext:value-type="string">
            <text:p>FEAR II 2020 RESOL. 4159/29-8-2020 <text:s/>LINEA <text:s/>1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20-FEAR-II-L1.2</text:p>
          </table:table-cell>
          <table:table-cell office:value-type="string" calcext:value-type="string">
            <text:p>FEAR II 2020 RESOL. 4159/29-8-2020 <text:s/>LINEA <text:s/>1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20-FEAR-II-L1.4</text:p>
          </table:table-cell>
          <table:table-cell office:value-type="string" calcext:value-type="string">
            <text:p>FEAR III 2020 RESOL. 4797/19-10-2020 <text:s/>LINEA <text:s/>1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1">
          <table:table-cell office:value-type="string" calcext:value-type="string">
            <text:p>2020-FEAR-II-L2</text:p>
          </table:table-cell>
          <table:table-cell table:style-name="ce6" office:value-type="string" calcext:value-type="string">
            <text:p>FEAR II 2020 RESOL. 4159/29-8-2020 <text:s/>LINEA <text:s/>2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20-FEAR-IV-L1</text:p>
          </table:table-cell>
          <table:table-cell office:value-type="string" calcext:value-type="string">
            <text:p>FEAR IV 2020 RESOL. 6162/10-12-2020 LINEA 1 CORRESPONDIENTE A ANTICIPO REINTEGRABLE EXTRAORDINARIO DE CARACTER FINANCIERO A AYTOS. DE LA PROV. ANUALIDAD 2025</text:p>
          </table:table-cell>
        </table:table-row>
        <table:table-row table:style-name="ro2">
          <table:table-cell office:value-type="string" calcext:value-type="string">
            <text:p>2021-FEAR-I-L1</text:p>
          </table:table-cell>
          <table:table-cell office:value-type="string" calcext:value-type="string">
            <text:p>FEAR I 2021 RESOL. 2433/14-5-2021 <text:s/>LINEA <text:s/>1 <text:s/>CORRESPONDIENTE <text:s/>A <text:s/>ANTICIPO REINTEGRABLE <text:s/>EXTRAORDINARIO DE CARACTER FINANCIERO <text:s/>A <text:s/>AYTOS. DE LA <text:s/>PROV. <text:s/>ANUALIDAD 2025,</text:p>
          </table:table-cell>
        </table:table-row>
        <table:table-row table:style-name="ro2">
          <table:table-cell office:value-type="string" calcext:value-type="string">
            <text:p>2021-FEAR-I-L.2</text:p>
          </table:table-cell>
          <table:table-cell office:value-type="string" calcext:value-type="string">
            <text:p>FEAR I 2021 RESOL. 2433/14-5-2021 <text:s/>LINEA <text:s/>2 <text:s/>CORRESPONDIENTE <text:s/>A <text:s/>ANTICIPO REINTEGRABLE <text:s/>EXTRAORDINARIO DE CARACTER FINANCIERO <text:s/>A <text:s/>AYTOS. DE LA <text:s/>PROV. <text:s/>ANUALIDAD 2025,</text:p>
          </table:table-cell>
        </table:table-row>
        <table:table-row table:style-name="ro2">
          <table:table-cell office:value-type="string" calcext:value-type="string">
            <text:p>2021-FEAR-II-L1</text:p>
          </table:table-cell>
          <table:table-cell office:value-type="string" calcext:value-type="string">
            <text:p>FEAR II 2021 RESOL. 2686/25-5-2021 (MODIF. RESOL.3199 - 16-06-21) <text:s/>LINEA <text:s/>1 <text:s/>CORRESPONDIENTE <text:s/>A <text:s/>ANTICIPO REINTEGRABLE <text:s/>EXTRAORDINARIO DE CARACTER FINANCIERO <text:s/>A <text:s/>AYTOS. DE LA <text:s/>PROV. <text:s/>ANUALIDAD 2025,</text:p>
          </table:table-cell>
        </table:table-row>
        <table:table-row table:style-name="ro2">
          <table:table-cell office:value-type="string" calcext:value-type="string">
            <text:p>2021-FEAR-II-L2</text:p>
          </table:table-cell>
          <table:table-cell office:value-type="string" calcext:value-type="string">
            <text:p>FEAR 2021 II RESOL. <text:s/>2686/25-5-2021, <text:s/>MODIFICADA POR RESOL.3199/21 25-05. LINEA 2 <text:s/>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1-FEAR-II-L4</text:p>
          </table:table-cell>
          <table:table-cell office:value-type="string" calcext:value-type="string">
            <text:p>FEAR 2021 II RESOL. <text:s/>2686/25-5-2021, <text:s/>MODIFICADA POR RESOL.3199/21 25-05. LINEA 4 <text:s/>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1-FEAR-III-L1</text:p>
          </table:table-cell>
          <table:table-cell office:value-type="string" calcext:value-type="string">
            <text:p>FEAR 2021 III RESOL. <text:s/>3506 29-6-2021, LINEA 1, 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1-FEAR-IV-L1</text:p>
          </table:table-cell>
          <table:table-cell office:value-type="string" calcext:value-type="string">
            <text:p>FEAR 2021 IV RESOL. <text:s/>4438/04-08-2021, LINEA 1, 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1-FEAR-IV-L2.2</text:p>
          </table:table-cell>
          <table:table-cell office:value-type="string" calcext:value-type="string">
            <text:p>FEAR 2021 V RESOL. <text:s/>5574/24-09-2021, LINEA 2 <text:s/>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1-FEAR-IV-L2.3</text:p>
          </table:table-cell>
          <table:table-cell office:value-type="string" calcext:value-type="string">
            <text:p>FEAR 2021 V RESOL. <text:s/>5574/24-09-2021, LINEA 2 <text:s/>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1-FEAR-VI-L1</text:p>
          </table:table-cell>
          <table:table-cell office:value-type="string" calcext:value-type="string">
            <text:p>FEAR 2021 VI RESOL. <text:s/>7848/30-11-2021, LINEA 1, 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1-FEAR-VII-L1</text:p>
          </table:table-cell>
          <table:table-cell office:value-type="string" calcext:value-type="string">
            <text:p>FEAR VII 2021 RESOL. 8422/16-12-2021 (MODIF. RESOL. 8969/27-12-21) <text:s/>LINEA <text:s/>1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21-FEAR-VII-L4</text:p>
          </table:table-cell>
          <table:table-cell office:value-type="string" calcext:value-type="string">
            <text:p>FEAR VII 2021 RESOL. 8422/16-12-2021 (MODIF. RESOL. 8969/27-12-21) <text:s/>LINEA <text:s/>4 <text:s/>CORRESPONDIENTE <text:s/>A <text:s/>ANTICIPO REINTEGRABLE <text:s/>EXTRAORDINARIO DE CARACTER FINANCIERO <text:s/>A <text:s/>AYTOS. DE LA <text:s/>PROV. <text:s/>ANUALIDAD 2025</text:p>
          </table:table-cell>
        </table:table-row>
        <table:table-row table:style-name="ro2">
          <table:table-cell office:value-type="string" calcext:value-type="string">
            <text:p>2022-FEAR-I-L1</text:p>
          </table:table-cell>
          <table:table-cell office:value-type="string" calcext:value-type="string">
            <text:p>FEAR 2022 I RESOL. 3983/23-06-22, LINEA 1, 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2-FEAR-II-L1</text:p>
          </table:table-cell>
          <table:table-cell office:value-type="string" calcext:value-type="string">
            <text:p>FEAR 2022 II RESOL. 5094/19-07-22, LINEA 1, 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2-FEAR-III-L1</text:p>
          </table:table-cell>
          <table:table-cell office:value-type="string" calcext:value-type="string">
            <text:p>FEAR 2022 III RESOL. 6621/19-09-22, LINEA 1, 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2-FEAR-IV-L1</text:p>
          </table:table-cell>
          <table:table-cell table:style-name="ce3" office:value-type="string" calcext:value-type="string">
            <text:p>FEAR 2022 IV RESOL. 7807/27-10-2022, LINEA 1 CORRESPONDIENTE A ANTICIPO REINTEGRABLE EXTR. DE <text:s/>CARACTER FINANCIERO A AYTOS DE LA PROVINCIA.AN.2025</text:p>
          </table:table-cell>
        </table:table-row>
        <table:table-row table:style-name="ro2">
          <table:table-cell office:value-type="string" calcext:value-type="string">
            <text:p>2022-FEAR-V-L1</text:p>
          </table:table-cell>
          <table:table-cell table:style-name="ce3" office:value-type="string" calcext:value-type="string">
            <text:p>FEAR V 2022 RESOL. 8252/15-11-2022, LINEA 1 CORRESPONDIENTE A ANTICIPO REINTEGRABLE EXTR. DE <text:s/>CARACTER FINANCIERO A AYUNTAMIENTOS DE LA PROVINC.AN.2025</text:p>
          </table:table-cell>
        </table:table-row>
        <table:table-row table:style-name="ro2">
          <table:table-cell office:value-type="string" calcext:value-type="string">
            <text:p>2022-FEAR-VI-L1</text:p>
          </table:table-cell>
          <table:table-cell table:style-name="ce3" office:value-type="string" calcext:value-type="string">
            <text:p>FEAR VI 2022 RESOL. 8750/28-11-2022, LINEA 1 CORRESPONDIENTE A ANTICIPO REINTEGRABLE EXTR. DE CARACTER FINANCIERO A AYUNTAMIENTOS DE LA PROVINCIA.AN.2025</text:p>
          </table:table-cell>
        </table:table-row>
        <table:table-row table:style-name="ro2">
          <table:table-cell office:value-type="string" calcext:value-type="string">
            <text:p>2022-FEAR-VII-L1</text:p>
          </table:table-cell>
          <table:table-cell table:style-name="ce3" office:value-type="string" calcext:value-type="string">
            <text:p>FEAR VII 2022 RESOL. 9555/20-12-2022, LINEA 1 CORRESPONDIENTE A ANTICIPO REINTEGRABLE EXTR. DE CARACTER FINANCIERO A AYUNTAMIENTOS DE LA PROVINCIA. AN.2025</text:p>
          </table:table-cell>
        </table:table-row>
        <table:table-row table:style-name="ro2">
          <table:table-cell office:value-type="string" calcext:value-type="string">
            <text:p>2023-FEAR-DPSI-L1</text:p>
          </table:table-cell>
          <table:table-cell office:value-type="string" calcext:value-type="string">
            <text:p>FEAR I 2023 <text:s/>RESOL. 3988/14-06-2023, LINEA 1, 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3-FEAR-DPSII-L1</text:p>
          </table:table-cell>
          <table:table-cell office:value-type="string" calcext:value-type="string">
            <text:p>FEAR II 2023 <text:s/>RESOL. 5316/30-07-2023, LINEA 1, CORRESPONDIENTE A <text:s/>ANTICIPO <text:s/>REINTEGRABLE <text:s/>EXTR.DE CARACTER FINANCIERO <text:s/>A <text:s/>AYTOS <text:s/>DE LA PROVINCIA.AN.2025</text:p>
          </table:table-cell>
        </table:table-row>
        <table:table-row table:style-name="ro2">
          <table:table-cell office:value-type="string" calcext:value-type="string">
            <text:p>2023-FEAR-DPSIII-L1</text:p>
          </table:table-cell>
          <table:table-cell office:value-type="string" calcext:value-type="string">
            <text:p>FEAR III 2023. RESOL.6617/25/09/2023 <text:s/>LINEA 1 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3-FEAR-DPSIV-L1</text:p>
          </table:table-cell>
          <table:table-cell office:value-type="string" calcext:value-type="string">
            <text:p>FEAR IV 2023. RESOL.7124/10/10/2023 <text:s/>LINEA 1 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3-FEAR-DPSVI-L1</text:p>
          </table:table-cell>
          <table:table-cell table:style-name="ce3" office:value-type="string" calcext:value-type="string">
            <text:p>FEAR VI 2023. RESOL. 8699/30/11/2023 LINEA 1 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-L1</text:p>
          </table:table-cell>
          <table:table-cell office:value-type="string" calcext:value-type="string">
            <text:p>FEAR I 2024. RESOL. 2470/20-05-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I-L1</text:p>
          </table:table-cell>
          <table:table-cell office:value-type="string" calcext:value-type="string">
            <text:p>FEAR II 2024. RESOL. 3613-24-06-20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I-L2</text:p>
          </table:table-cell>
          <table:table-cell office:value-type="string" calcext:value-type="string">
            <text:p>FEAR II 2024. RESOL. 3613-24-06-2024 LINEA 2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II-L1</text:p>
          </table:table-cell>
          <table:table-cell office:value-type="string" calcext:value-type="string">
            <text:p>FEAR III 2024. RESOL. 4819/29-07-20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II-L1.1</text:p>
          </table:table-cell>
          <table:table-cell office:value-type="string" calcext:value-type="string">
            <text:p>FEAR III 2024. RESOL. 4819/29-07-20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II-L1.2</text:p>
          </table:table-cell>
          <table:table-cell office:value-type="string" calcext:value-type="string">
            <text:p>FEAR III 2024. RESOL. 4819/29-07-20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II-L2</text:p>
          </table:table-cell>
          <table:table-cell office:value-type="string" calcext:value-type="string">
            <text:p>FEAR III 2024. RESOL. 4819/29-07-2024 LINEA 2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V-L1</text:p>
          </table:table-cell>
          <table:table-cell office:value-type="string" calcext:value-type="string">
            <text:p>FEAR IV 2024. RESOL. 5207/22-08-20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V-L1.1</text:p>
          </table:table-cell>
          <table:table-cell office:value-type="string" calcext:value-type="string">
            <text:p>FEAR IV 2024. RESOL. 5207/22-08-20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V-L1.2</text:p>
          </table:table-cell>
          <table:table-cell office:value-type="string" calcext:value-type="string">
            <text:p>FEAR IV 2024. RESOL. 5207/22-08-20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V-L1.3</text:p>
          </table:table-cell>
          <table:table-cell office:value-type="string" calcext:value-type="string">
            <text:p>FEAR IV 2024. RESOL. 5207/22-08-20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IV-L2</text:p>
          </table:table-cell>
          <table:table-cell office:value-type="string" calcext:value-type="string">
            <text:p>FEAR IV 2024. RESOL. 5207/22-08-2024 LINEA 2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V-L1</text:p>
          </table:table-cell>
          <table:table-cell office:value-type="string" calcext:value-type="string">
            <text:p>FEAR V 2024. RESOL. 8150/03-12-20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VII-L1</text:p>
          </table:table-cell>
          <table:table-cell office:value-type="string" calcext:value-type="string">
            <text:p>FEAR VII 2024. RESOL. 9061/23-12-20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VII-L1.2</text:p>
          </table:table-cell>
          <table:table-cell office:value-type="string" calcext:value-type="string">
            <text:p>FEAR VII 2024. RESOL. 9061/23-12-2024 LINEA 1. <text:s/>CORRESPONDIENTE A <text:s/>ANTICIPO <text:s/>REINTEGRABLE <text:s/>EXTR.DE CARACTER FINANCIERO <text:s/>A <text:s/>AYTOS <text:s/>DE LA PROVINCIA.AN.2025.</text:p>
          </table:table-cell>
        </table:table-row>
        <table:table-row table:style-name="ro2">
          <table:table-cell office:value-type="string" calcext:value-type="string">
            <text:p>2024-FEAR-DPSVII-L2</text:p>
          </table:table-cell>
          <table:table-cell office:value-type="string" calcext:value-type="string">
            <text:p>FEAR VII 2024. RESOL. 9061/23-12-2024 LINEA 2. <text:s/>CORRESPONDIENTE A <text:s/>ANTICIPO <text:s/>REINTEGRABLE <text:s/>EXTR.DE CARACTER FINANCIERO <text:s/>A <text:s/>AYTOS <text:s/>DE LA PROVINCIA.AN.2025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number number:decimal-places="2" number:min-decimal-places="2" number:min-integer-digits="1" number:grouping="true"/>
      <number:text>-</number:text>
      <style:map style:condition="value()&gt;=0" style:apply-style-name="N112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">
      <number:number number:decimal-places="2" number:min-decimal-places="2" number:min-integer-digits="1" number:grouping="true"/>
      <number:text> €</number:text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decimal-places="2" number:min-integer-digits="2" number:grouping="true"/>
    </number:number-style>
    <number:currency-style style:name="N13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7P0"/>
    </number:currency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">
      <number:number number:decimal-places="2" number:min-decimal-places="2" number:min-integer-digits="2"/>
    </number:number-style>
    <number:number-style style:name="N140P0" style:volatile="true">
      <number:number number:decimal-places="2" number:min-decimal-places="2" number:min-integer-digits="2"/>
    </number:number-style>
    <number:number-style style:name="N140">
      <style:text-properties fo:color="#ff0000"/>
      <number:text>-</number:text>
      <number:number number:decimal-places="2" number:min-decimal-places="2" number:min-integer-digits="2"/>
      <style:map style:condition="value()&gt;=0" style:apply-style-name="N140P0"/>
    </number:number-style>
    <number:number-style style:name="N141">
      <number:number number:decimal-places="0" number:min-decimal-places="0" number:min-integer-digits="0" number:grouping="true"/>
    </number:number-style>
    <number:number-style style:name="N142">
      <number:number number:decimal-places="2" number:min-decimal-places="2" number:min-integer-digits="3" number:grouping="true"/>
    </number:number-style>
    <number:number-style style:name="N146P0" style:volatile="true"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-</number:text>
      <number:number number:decimal-places="0" number:min-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9P0"/>
    </number:currency-style>
    <number:number-style style:name="N150">
      <number:number number:decimal-places="0" number:min-decimal-places="0" number:min-integer-digits="4"/>
    </number:number-style>
    <number:number-style style:name="N151">
      <number:number number:decimal-places="3" number:min-decimal-places="3" number:min-integer-digits="1"/>
    </number:number-style>
    <number:time-style style:name="N152" number:title="Definido por el usuario">
      <number:hours number:style="long"/>
      <number:text>/</number:text>
      <number:minutes number:style="long"/>
    </number:time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number number:decimal-places="2" number:min-decimal-places="2" number:min-integer-digits="1" number:grouping="true"/>
      <style:map style:condition="value()&gt;=0" style:apply-style-name="N156P0"/>
    </number:number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9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9">
      <number:text>-</number:text>
      <number:number number:decimal-places="0" number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9P0"/>
      <style:map style:condition="value()&lt;0" style:apply-style-name="N159P1"/>
    </number:currency-style>
    <number:number-style style:name="N160">
      <number:number number:decimal-places="1" number:min-decimal-places="1" number:min-integer-digits="1" number:grouping="true"/>
    </number:number-style>
    <number:number-style style:name="N161P0" style:volatile="true">
      <number:number number:decimal-places="2" number:min-decimal-places="2" number:min-integer-digits="1" number:grouping="true"/>
      <number:text> €</number:text>
    </number:number-style>
    <number:number-style style:name="N161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61P0"/>
    </number:number-style>
    <number:date-style style:name="N163P0" style:volatile="true">
      <number:day number:style="long"/>
      <number:text>-</number:text>
      <number:month number:style="long"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date-style style:name="N164">
      <number:day number:style="long"/>
      <number:text>-</number:text>
      <number:month number:textual="true"/>
      <number:text>-</number:text>
      <number:year/>
    </number:date-style>
    <number:date-style style:name="N165">
      <number:day number:style="long"/>
      <number:text>-</number:text>
      <number:month number:textual="true"/>
    </number:dat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  <number:text> </number:text>
      <number:am-pm/>
    </number:tim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</number:time-style>
    <number:time-style style:name="N170">
      <number:hours/>
      <number:text>:</number:text>
      <number:minutes number:style="long"/>
      <number:text>:</number:text>
      <number:seconds number:style="long"/>
    </number:time-style>
    <number:date-style style:name="N17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3P0" style:volatile="true">
      <number:number number:decimal-places="0" number:min-decimal-places="0" number:min-integer-digits="1" number:grouping="true"/>
      <number:text>   </number:text>
    </number:number-style>
    <number:number-style style:name="N17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3P0"/>
    </number:number-style>
    <number:number-style style:name="N174P0" style:volatile="true">
      <number:number number:decimal-places="0" number:min-decimal-places="0" number:min-integer-digits="1" number:grouping="true"/>
      <number:text>   </number:text>
    </number:number-style>
    <number:number-style style:name="N17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4P0"/>
    </number:number-style>
    <number:number-style style:name="N176P0" style:volatile="true">
      <number:number number:decimal-places="2" number:min-decimal-places="2" number:min-integer-digits="1" number:grouping="true"/>
      <number:text>   </number:text>
    </number:number-style>
    <number:number-style style:name="N17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6P0"/>
    </number:number-style>
    <number:number-style style:name="N177P0" style:volatile="true">
      <number:number number:decimal-places="2" number:min-decimal-places="2" number:min-integer-digits="1" number:grouping="true"/>
      <number:text>   </number:text>
    </number:number-style>
    <number:number-style style:name="N17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7P0"/>
    </number:number-style>
    <number:number-style style:name="N181P0" style:volatile="true">
      <number:number number:decimal-places="0" number:min-decimal-places="0" number:min-integer-digits="1" number:grouping="true"/>
      <number:text>   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81P2" style:volatile="true">
      <number:text>-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0" number:min-decimal-places="0" number:min-integer-digits="1" number:grouping="true"/>
      <number:text> €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85P2" style:volatile="true">
      <number:text>- €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decimal-places="2" number:min-integer-digits="1" number:grouping="true"/>
      <number:text>   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9P2" style:volatile="true">
      <number:text>-</number:text>
      <number:number number:decimal-places="0" number:min-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5" number:min-decimal-places="5" number:min-integer-digits="1" number:grouping="true"/>
    </number:number-style>
    <number:number-style style:name="N192P0" style:volatile="true">
      <number:number number:decimal-places="0" number:min-decimal-places="0" number:min-integer-digits="1"/>
      <number:text> </number:text>
    </number:number-style>
    <number:number-style style:name="N192">
      <number:text>-</number:text>
      <number:number number:decimal-places="0" number:min-decimal-places="0" number:min-integer-digits="1"/>
      <number:text> </number:text>
      <style:map style:condition="value()&gt;=0" style:apply-style-name="N192P0"/>
    </number:number-style>
    <number:number-style style:name="N193">
      <number:number number:decimal-places="3" number:min-decimal-places="3" number:min-integer-digits="1" number:grouping="true"/>
    </number:number-style>
    <number:number-style style:name="N194">
      <number:number number:decimal-places="1" number:min-decimal-places="1" number:min-integer-digits="1"/>
    </number:number-style>
    <number:number-style style:name="N195P0" style:volatile="true">
      <number:number number:decimal-places="2" number:min-decimal-places="2" number:min-integer-digits="2" number:grouping="true"/>
    </number:number-style>
    <number:number-style style:name="N195">
      <style:text-properties fo:color="#ff0000"/>
      <number:text>-</number:text>
      <number:number number:decimal-places="2" number:min-decimal-places="2" number:min-integer-digits="2" number:grouping="true"/>
      <style:map style:condition="value()&gt;=0" style:apply-style-name="N195P0"/>
    </number:number-style>
    <number:number-style style:name="N196">
      <number:number number:decimal-places="0" number:min-decimal-places="0" number:min-integer-digits="0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05P0"/>
    </number:number-style>
    <number:number-style style:name="N2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06P0"/>
    </number:number-style>
    <number:number-style style:name="N2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09P0"/>
    </number:number-style>
    <number:date-style style:name="N2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11" number:language="es" number:country="ES">
      <number:day number:style="long"/>
      <number:text>-</number:text>
      <number:month number:textual="true"/>
    </number:date-style>
    <number:date-style style:name="N20112" number:language="es" number:country="ES">
      <number:month number:textual="true"/>
      <number:text>-</number:text>
      <number:year/>
    </number:date-style>
    <number:time-style style:name="N20113" number:language="es" number:country="ES">
      <number:hours/>
      <number:text>:</number:text>
      <number:minutes number:style="long"/>
      <number:text> </number:text>
      <number:am-pm/>
    </number:time-style>
    <number:time-style style:name="N2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es" number:country="ES">
      <number:hours/>
      <number:text>:</number:text>
      <number:minutes number:style="long"/>
    </number:time-style>
    <number:time-style style:name="N2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0P0"/>
    </number:number-style>
    <number:number-style style:name="N2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3P0"/>
    </number:number-style>
    <number:number-style style:name="N20127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27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20127P2" style:volatile="true" number:language="es" number:country="ES">
      <number:text>-    </number:text>
    </number:number-style>
    <number:text-style style:name="N20127" number:language="es" number:country="ES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31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20131P2" style:volatile="true" number:language="es" number:country="ES">
      <number:text>- € </number:text>
    </number:number-style>
    <number:text-style style:name="N20131" number:language="es" number:country="ES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35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20135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20135" number:language="es" number:country="ES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39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39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39" number:language="es" number:country="ES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date-style style:name="N20141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20141" number:language="es" number:country="ES">
      <number:text-content/>
      <style:map style:condition="value()&lt;=1.7976931348623157E+308" style:apply-style-name="N20141P0"/>
    </number:text-style>
    <number:date-style style:name="N20142P0" style:volatile="true" number:language="es" number:country="ES">
      <number:month number:textual="true"/>
      <number:text>-</number:text>
      <number:year/>
    </number:date-style>
    <number:text-style style:name="N20142" number:language="es" number:country="ES">
      <number:text-content/>
      <style:map style:condition="value()&lt;=1.7976931348623157E+308" style:apply-style-name="N20142P0"/>
    </number:text-style>
    <number:date-style style:name="N20144P0" style:volatile="true" number:language="es" number:country="ES">
      <number:month number:style="long" number:textual="true"/>
      <number:text>-</number:text>
      <number:year/>
    </number:date-style>
    <number:text-style style:name="N20144" number:language="es" number:country="ES">
      <number:text-content/>
      <style:map style:condition="value()&lt;=1.7976931348623157E+308" style:apply-style-name="N20144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08T14:17:17.979000000</dc:date>
    <meta:editing-duration>PT46M13S</meta:editing-duration>
    <meta:editing-cycles>6</meta:editing-cycles>
    <meta:generator>LibreOffice/7.2.1.2$Windows_X86_64 LibreOffice_project/87b77fad49947c1441b67c559c339af8f3517e22</meta:generator>
    <meta:document-statistic meta:table-count="2" meta:cell-count="260" meta:object-count="0"/>
  </office:meta>
</office:document-meta>
</file>